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efc54" officeooo:paragraph-rsid="000efc54"/>
    </style:style>
    <style:style style:name="P2" style:family="paragraph" style:parent-style-name="Text_20_body">
      <style:text-properties officeooo:rsid="000efc54" officeooo:paragraph-rsid="000efc54"/>
    </style:style>
    <style:style style:name="T1" style:family="text">
      <style:text-properties officeooo:rsid="000efc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A</text:span> 1: Socket Programming</text:p>
      <text:p text:style-name="Subtitle">CSCI 4311 Networking &amp; Telecommunications </text:p>
      <text:p text:style-name="Subtitle">Nhi Pham / Sep. 30, 2025</text:p>
      <text:h text:style-name="P1" text:outline-level="1">Background</text:h>
      <text:p text:style-name="P2">For this assignment, I built a simple group chat application using TCP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6:29:35.980445700</meta:creation-date>
    <dc:date>2025-09-09T18:17:21.538138900</dc:date>
    <meta:editing-duration>PT1H47M46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5" meta:word-count="28" meta:character-count="172" meta:non-whitespace-character-count="147"/>
  </office:meta>
</office:document-meta>
</file>